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cm" svg:height="0.3cm" svg:x="5.762cm" svg:y="1.3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8.605cm" svg:y="1.3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15.2cm" svg:y="1.3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0.505cm" svg:y="1.3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9.567cm" svg:y="1.3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2.305cm" svg:y="1.3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1.367cm" svg:y="1.3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7.943cm" svg:y="1.3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7.005cm" svg:y="1.3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4.243cm" svg:y="1.3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0T21:20:54.169172678</dc:date>
    <meta:editing-duration>PT15M46S</meta:editing-duration>
    <meta:editing-cycles>8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8.753cm" svg:y="0cm" style:legend-expansion="custom" chartooo:width="12.247cm" chartooo:height="0.996cm" style:legend-expansion-aspect-ratio="12.2961847389558" chart:style-name="ch2"/>
        <chart:plot-area chart:style-name="ch3" chart:data-source-has-labels="both" svg:x="1.011cm" svg:y="1.42cm" svg:width="19.677cm" svg:height="8.336cm">
          <chartooo:coordinate-region svg:x="1.976cm" svg:y="1.672cm" svg:width="18.712cm" svg:height="5.426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cm" svg:y="6.149cm" chart:style-name="ch6">
              <text:p>number of comparisons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14.6762281922295">
                <text:p>14.6762281922295</text:p>
              </table:table-cell>
              <table:table-cell office:value-type="float" office:value="11.1181562301383">
                <text:p>11.1181562301383</text:p>
              </table:table-cell>
              <table:table-cell office:value-type="float" office:value="14.3951234760863">
                <text:p>14.3951234760863</text:p>
              </table:table-cell>
              <table:table-cell office:value-type="float" office:value="14.2595647555987">
                <text:p>14.2595647555987</text:p>
              </table:table-cell>
              <table:table-cell office:value-type="float" office:value="14.4982338099243">
                <text:p>14.4982338099243</text:p>
              </table:table-cell>
              <table:table-cell office:value-type="float" office:value="12.9891313421373">
                <text:p>12.9891313421373</text:p>
              </table:table-cell>
              <table:table-cell office:value-type="float" office:value="14.0904485585337">
                <text:p>14.0904485585337</text:p>
              </table:table-cell>
              <table:table-cell office:value-type="float" office:value="14.1960098828512">
                <text:p>14.1960098828512</text:p>
              </table:table-cell>
              <table:table-cell office:value-type="float" office:value="10.304161482096">
                <text:p>10.304161482096</text:p>
              </table:table-cell>
              <table:table-cell office:value-type="float" office:value="21.698538349788">
                <text:p>21.698538349788</text:p>
              </table:table-cell>
              <table:table-cell office:value-type="float" office:value="23.4375582768695">
                <text:p>23.4375582768695</text:p>
              </table:table-cell>
              <table:table-cell office:value-type="float" office:value="14.8231381769528">
                <text:p>14.8231381769528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14.9951778389747">
                <text:p>14.9951778389747</text:p>
              </table:table-cell>
              <table:table-cell office:value-type="float" office:value="23.0610513324849">
                <text:p>23.0610513324849</text:p>
              </table:table-cell>
              <table:table-cell office:value-type="float" office:value="15.1642721906671">
                <text:p>15.1642721906671</text:p>
              </table:table-cell>
              <table:table-cell office:value-type="float" office:value="9.9874780199286">
                <text:p>9.9874780199286</text:p>
              </table:table-cell>
              <table:table-cell office:value-type="float" office:value="23.2440658620617">
                <text:p>23.2440658620617</text:p>
              </table:table-cell>
              <table:table-cell office:value-type="float" office:value="NaN">
                <text:p>NaN</text:p>
              </table:table-cell>
              <table:table-cell office:value-type="float" office:value="15.1749524570391">
                <text:p>15.1749524570391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20.8402012201648">
                <text:p>20.8402012201648</text:p>
              </table:table-cell>
              <table:table-cell office:value-type="float" office:value="20.7711631003904">
                <text:p>20.7711631003904</text:p>
              </table:table-cell>
              <table:table-cell office:value-type="float" office:value="20.3043361764837">
                <text:p>20.3043361764837</text:p>
              </table:table-cell>
              <table:table-cell office:value-type="float" office:value="20.6130934894127">
                <text:p>20.6130934894127</text:p>
              </table:table-cell>
              <table:table-cell office:value-type="float" office:value="20.255677039529">
                <text:p>20.255677039529</text:p>
              </table:table-cell>
              <table:table-cell office:value-type="float" office:value="21.162996477286">
                <text:p>21.162996477286</text:p>
              </table:table-cell>
              <table:table-cell office:value-type="float" office:value="20.4365846919038">
                <text:p>20.4365846919038</text:p>
              </table:table-cell>
              <table:table-cell office:value-type="float" office:value="20.0984923609594">
                <text:p>20.0984923609594</text:p>
              </table:table-cell>
              <table:table-cell office:value-type="float" office:value="19.5797041338311">
                <text:p>19.5797041338311</text:p>
              </table:table-cell>
              <table:table-cell office:value-type="float" office:value="23.0003854250052">
                <text:p>23.0003854250052</text:p>
              </table:table-cell>
              <table:table-cell office:value-type="float" office:value="24.7706222415615">
                <text:p>24.7706222415615</text:p>
              </table:table-cell>
              <table:table-cell office:value-type="float" office:value="20.8518985204141">
                <text:p>20.8518985204141</text:p>
              </table:table-cell>
              <table:table-cell office:value-type="float" office:value="21.7842536837995">
                <text:p>21.7842536837995</text:p>
              </table:table-cell>
              <table:table-cell office:value-type="float" office:value="22.4875379091575">
                <text:p>22.4875379091575</text:p>
              </table:table-cell>
              <table:table-cell office:value-type="float" office:value="24.8736935477651">
                <text:p>24.8736935477651</text:p>
              </table:table-cell>
              <table:table-cell office:value-type="float" office:value="18.6732004306344">
                <text:p>18.6732004306344</text:p>
              </table:table-cell>
              <table:table-cell office:value-type="float" office:value="21.5378057228113">
                <text:p>21.5378057228113</text:p>
              </table:table-cell>
              <table:table-cell office:value-type="float" office:value="24.4890194669316">
                <text:p>24.4890194669316</text:p>
              </table:table-cell>
              <table:table-cell office:value-type="float" office:value="NaN">
                <text:p>NaN</text:p>
              </table:table-cell>
              <table:table-cell office:value-type="float" office:value="21.4059761176228">
                <text:p>21.4059761176228</text:p>
              </table:table-cell>
            </table:table-row>
            <table:table-row>
              <table:table-cell office:value-type="string">
                <text:p>SWITCH</text:p>
              </table:table-cell>
              <table:table-cell office:value-type="float" office:value="14.6815797923579">
                <text:p>14.6815797923579</text:p>
              </table:table-cell>
              <table:table-cell office:value-type="float" office:value="13.0076268878061">
                <text:p>13.0076268878061</text:p>
              </table:table-cell>
              <table:table-cell office:value-type="float" office:value="14.7088375831733">
                <text:p>14.7088375831733</text:p>
              </table:table-cell>
              <table:table-cell office:value-type="float" office:value="14.6324376850241">
                <text:p>14.6324376850241</text:p>
              </table:table-cell>
              <table:table-cell office:value-type="float" office:value="19.986543313709">
                <text:p>19.986543313709</text:p>
              </table:table-cell>
              <table:table-cell office:value-type="float" office:value="13.5020117869008">
                <text:p>13.5020117869008</text:p>
              </table:table-cell>
              <table:table-cell office:value-type="float" office:value="14.9553283595837">
                <text:p>14.9553283595837</text:p>
              </table:table-cell>
              <table:table-cell office:value-type="float" office:value="17.6697984772341">
                <text:p>17.6697984772341</text:p>
              </table:table-cell>
              <table:table-cell office:value-type="float" office:value="19.5679524402046">
                <text:p>19.5679524402046</text:p>
              </table:table-cell>
              <table:table-cell office:value-type="float" office:value="22.9950487710872">
                <text:p>22.9950487710872</text:p>
              </table:table-cell>
              <table:table-cell office:value-type="float" office:value="24.7261764157394">
                <text:p>24.7261764157394</text:p>
              </table:table-cell>
              <table:table-cell office:value-type="float" office:value="19.8347644223899">
                <text:p>19.8347644223899</text:p>
              </table:table-cell>
              <table:table-cell office:value-type="float" office:value="15.1955445035862">
                <text:p>15.1955445035862</text:p>
              </table:table-cell>
              <table:table-cell office:value-type="float" office:value="22.5003195407908">
                <text:p>22.5003195407908</text:p>
              </table:table-cell>
              <table:table-cell office:value-type="float" office:value="24.8679085194184">
                <text:p>24.8679085194184</text:p>
              </table:table-cell>
              <table:table-cell office:value-type="float" office:value="15.2650629246018">
                <text:p>15.2650629246018</text:p>
              </table:table-cell>
              <table:table-cell office:value-type="float" office:value="21.4618745670592">
                <text:p>21.4618745670592</text:p>
              </table:table-cell>
              <table:table-cell office:value-type="float" office:value="24.2248102978166">
                <text:p>24.2248102978166</text:p>
              </table:table-cell>
              <table:table-cell office:value-type="float" office:value="NaN">
                <text:p>NaN</text:p>
              </table:table-cell>
              <table:table-cell office:value-type="float" office:value="18.1040520145731">
                <text:p>18.1040520145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